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Oh, man... oh, man...)</text:p>
          </table:table-cell>
          <table:table-cell table:number-columns-repeated="1020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style-name="ce0"/>
          <table:table-cell table:style-name="ce0"/>
          <table:table-cell table:style-name="ce0" office:value-type="string">
            <text:p>(My bladder is filling up... way faster...)</text:p>
          </table:table-cell>
          <table:table-cell table:number-columns-repeated="1020"/>
        </table:table-row>
        <table:table-row>
          <table:table-cell table:style-name="ce0" office:value-type="string">
            <text:p>（速い・・・っ！！）</text:p>
          </table:table-cell>
          <table:table-cell table:style-name="ce0"/>
          <table:table-cell table:style-name="ce0"/>
          <table:table-cell table:style-name="ce0" office:value-type="string">
            <text:p>(Then I could've ever imagined...!!)</text:p>
          </table:table-cell>
          <table:table-cell table:number-columns-repeated="1020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could you perhaps be at your limit...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not... that bad, really, but...</text:p>
          </table:table-cell>
          <table:table-cell table:number-columns-repeated="1020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style-name="ce0"/>
          <table:table-cell table:style-name="ce0"/>
          <table:table-cell table:style-name="ce0" office:value-type="string">
            <text:p>(At the pace we're going... I'm never
gonna make it to the village...)</text:p>
          </table:table-cell>
          <table:table-cell table:number-columns-repeated="1020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t comes to it, erm...</text:p>
          </table:table-cell>
          <table:table-cell table:number-columns-repeated="1020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style-name="ce0"/>
          <table:table-cell table:style-name="ce0"/>
          <table:table-cell table:style-name="ce0" office:value-type="string">
            <text:p>You are welcome to go and “pick some
flowers” while I wait, you realize?</text:p>
          </table:table-cell>
          <table:table-cell table:number-columns-repeated="1020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fine! I don't need to do something like
that! Stop treating me like a little kid, already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am only thinking of you...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-Anyway, I can wait 'til we get to the village...!
You don't need to come up with weird ideas
like that for my sake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. If you say so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すわよ。</text:p>
          </table:table-cell>
          <table:table-cell table:style-name="ce0"/>
          <table:table-cell table:style-name="ce0"/>
          <table:table-cell table:style-name="ce0" office:value-type="string">
            <text:p>Now, come alo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